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1cm" svg:stroke-color="#000000" draw:marker-start-width="0.243cm" draw:marker-end-width="0.243cm" draw:stroke-linejoin="miter" svg:stroke-linecap="round" draw:fill="none" draw:fill-color="#ffffff" draw:opacity="38%" draw:textarea-horizontal-align="justify" draw:textarea-vertical-align="middle" draw:auto-grow-height="false" fo:padding-top="0.144cm" fo:padding-bottom="0.144cm" fo:padding-left="0.264cm" fo:padding-right="0.264cm" fo:wrap-option="wrap" draw:shadow="hidden" draw:shadow-color="#808080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1">
      <style:graphic-properties draw:stroke="solid" svg:stroke-width="0.1cm" svg:stroke-color="#000000" draw:marker-start-width="0.318cm" draw:marker-end-width="0.318cm" draw:stroke-linejoin="miter" svg:stroke-linecap="round" draw:fill="none" draw:fill-color="#ffffff" draw:opacity="38%" draw:textarea-horizontal-align="justify" draw:textarea-vertical-align="middle" draw:auto-grow-height="false" fo:padding-top="0.144cm" fo:padding-bottom="0.144cm" fo:padding-left="0.264cm" fo:padding-right="0.264cm" fo:wrap-option="wrap" draw:shadow="hidden" draw:shadow-color="#808080"/>
    </style:style>
    <style:style style:name="gr5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standard" style:list-style-name="L1">
      <style:graphic-properties draw:stroke="solid" svg:stroke-width="0.1cm" svg:stroke-color="#000000" draw:marker-start-width="0.318cm" draw:marker-end-width="0.318cm" draw:stroke-linejoin="miter" svg:stroke-linecap="round" draw:fill="none" draw:fill-color="#ffffff" draw:opacity="38%" draw:textarea-horizontal-align="justify" draw:textarea-vertical-align="middle" draw:auto-grow-height="false" fo:padding-top="0.144cm" fo:padding-bottom="0.144cm" fo:padding-left="0.264cm" fo:padding-right="0.264cm" fo:wrap-option="wrap" draw:shadow="hidden" draw:shadow-color="#808080"/>
    </style:style>
    <style:style style:name="gr7" style:family="graphic" style:parent-style-name="standard" style:list-style-name="L1">
      <style:graphic-properties draw:stroke="solid" svg:stroke-width="0.1cm" svg:stroke-color="#000000" draw:marker-start-width="0.318cm" draw:marker-end-width="0.318cm" draw:stroke-linejoin="miter" svg:stroke-linecap="round" draw:fill="none" draw:fill-color="#ffffff" draw:opacity="38%" draw:textarea-horizontal-align="justify" draw:textarea-vertical-align="middle" draw:auto-grow-height="false" fo:padding-top="0.144cm" fo:padding-bottom="0.144cm" fo:padding-left="0.264cm" fo:padding-right="0.264cm" fo:wrap-option="wrap" draw:shadow="hidden" draw:shadow-color="#808080"/>
    </style:style>
    <style:style style:name="gr8" style:family="graphic" style:parent-style-name="standard" style:list-style-name="L1">
      <style:graphic-properties draw:stroke="solid" svg:stroke-width="0.1cm" svg:stroke-color="#000000" draw:marker-start-width="0.318cm" draw:marker-end-width="0.318cm" draw:stroke-linejoin="miter" svg:stroke-linecap="round" draw:fill="none" draw:fill-color="#ffffff" draw:opacity="38%" draw:textarea-horizontal-align="justify" draw:textarea-vertical-align="middle" draw:auto-grow-height="false" fo:padding-top="0.144cm" fo:padding-bottom="0.144cm" fo:padding-left="0.264cm" fo:padding-right="0.264cm" fo:wrap-option="wrap" draw:shadow="hidden" draw:shadow-color="#808080"/>
    </style:style>
    <style:style style:name="gr9" style:family="graphic">
      <style:graphic-properties style:protect="size"/>
    </style:style>
    <style:style style:name="gr10" style:family="graphic" style:parent-style-name="standard" style:list-style-name="L1">
      <style:graphic-properties draw:stroke="solid" svg:stroke-width="0.1cm" svg:stroke-color="#000000" draw:marker-start-width="0.243cm" draw:marker-end-width="0.243cm" draw:stroke-linejoin="miter" svg:stroke-linecap="round" draw:fill="none" draw:fill-color="#ffffff" draw:opacity="38%" draw:textarea-horizontal-align="justify" draw:textarea-vertical-align="middle" draw:auto-grow-height="false" fo:padding-top="0.144cm" fo:padding-bottom="0.144cm" fo:padding-left="0.264cm" fo:padding-right="0.264cm" fo:wrap-option="wrap" draw:shadow="hidden" draw:shadow-color="#808080"/>
    </style:style>
    <style:style style:name="gr11" style:family="graphic" style:parent-style-name="standard" style:list-style-name="L1">
      <style:graphic-properties draw:stroke="solid" svg:stroke-width="0.1cm" svg:stroke-color="#000000" draw:marker-start-width="0.318cm" draw:marker-end-width="0.318cm" draw:stroke-linejoin="miter" svg:stroke-linecap="round" draw:fill="none" draw:fill-color="#ffffff" draw:opacity="38%" draw:textarea-horizontal-align="justify" draw:textarea-vertical-align="middle" draw:auto-grow-height="false" fo:padding-top="0.144cm" fo:padding-bottom="0.144cm" fo:padding-left="0.264cm" fo:padding-right="0.264cm" fo:wrap-option="wrap" draw:shadow="hidden" draw:shadow-color="#808080"/>
    </style:style>
    <style:style style:name="gr12" style:family="graphic" style:parent-style-name="standard" style:list-style-name="L1">
      <style:graphic-properties draw:stroke="solid" svg:stroke-width="0.1cm" svg:stroke-color="#000000" draw:marker-start-width="0.318cm" draw:marker-end-width="0.318cm" draw:stroke-linejoin="miter" svg:stroke-linecap="round" draw:fill="none" draw:fill-color="#ffffff" draw:opacity="38%" draw:textarea-horizontal-align="justify" draw:textarea-vertical-align="middle" draw:auto-grow-height="false" fo:padding-top="0.144cm" fo:padding-bottom="0.144cm" fo:padding-left="0.264cm" fo:padding-right="0.264cm" fo:wrap-option="wrap" draw:shadow="hidden" draw:shadow-color="#808080"/>
    </style:style>
    <style:style style:name="gr13" style:family="graphic" style:parent-style-name="standard" style:list-style-name="L1">
      <style:graphic-properties draw:stroke="solid" svg:stroke-width="0.1cm" svg:stroke-color="#000000" draw:marker-start-width="0.318cm" draw:marker-end-width="0.318cm" draw:stroke-linejoin="miter" svg:stroke-linecap="round" draw:fill="none" draw:fill-color="#ffffff" draw:opacity="38%" draw:textarea-horizontal-align="justify" draw:textarea-vertical-align="middle" draw:auto-grow-height="false" fo:padding-top="0.144cm" fo:padding-bottom="0.144cm" fo:padding-left="0.264cm" fo:padding-right="0.264cm" fo:wrap-option="wrap" draw:shadow="hidden" draw:shadow-color="#808080"/>
    </style:style>
    <style:style style:name="gr14" style:family="graphic" style:parent-style-name="standard" style:list-style-name="L1">
      <style:graphic-properties draw:stroke="solid" svg:stroke-width="0.1cm" svg:stroke-color="#000000" draw:marker-start-width="0.318cm" draw:marker-end-width="0.318cm" draw:stroke-linejoin="miter" svg:stroke-linecap="round" draw:fill="none" draw:fill-color="#ffffff" draw:opacity="38%" draw:textarea-horizontal-align="justify" draw:textarea-vertical-align="middle" draw:auto-grow-height="false" fo:padding-top="0.144cm" fo:padding-bottom="0.144cm" fo:padding-left="0.264cm" fo:padding-right="0.264cm" fo:wrap-option="wrap" draw:shadow="hidden" draw:shadow-color="#808080"/>
    </style:style>
    <style:style style:name="gr15" style:family="graphic" style:parent-style-name="standard" style:list-style-name="L1">
      <style:graphic-properties draw:stroke="solid" svg:stroke-width="0.1cm" svg:stroke-color="#000000" draw:marker-start-width="0.243cm" draw:marker-end-width="0.243cm" draw:stroke-linejoin="miter" svg:stroke-linecap="round" draw:fill="none" draw:fill-color="#ffffff" draw:opacity="38%" draw:textarea-horizontal-align="justify" draw:textarea-vertical-align="middle" draw:auto-grow-height="false" fo:padding-top="0.144cm" fo:padding-bottom="0.144cm" fo:padding-left="0.264cm" fo:padding-right="0.264cm" fo:wrap-option="wrap" draw:shadow="hidden" draw:shadow-color="#808080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  <style:text-properties fo:font-size="32pt" style:font-size-asian="32pt" style:font-size-complex="32p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5" style:family="paragraph">
      <style:text-properties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  <style:text-properties fo:font-size="26pt" style:font-size-asian="26pt" style:font-size-complex="26p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8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9" style:family="paragraph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/>
      <style:text-properties fo:font-size="20pt" style:font-size-asian="20pt" style:font-size-complex="2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12" style:family="paragraph">
      <style:text-properties fo:font-size="20pt"/>
    </style:style>
    <style:style style:name="T1" style:family="text">
      <style:text-properties fo:font-family="'Times New Roman'" style:font-family-generic="roman" style:font-pitch="variable" fo:font-size="32pt" fo:language="de" fo:country="CH" fo:font-style="italic" style:font-family-asian="'Times New Roman'" style:font-family-generic-asian="roman" style:font-pitch-asian="variable" style:font-size-asian="32pt" style:language-asian="de" style:country-asian="CH" style:font-style-asian="italic" style:font-family-complex="'Times New Roman'" style:font-family-generic-complex="roman" style:font-pitch-complex="variable" style:font-size-complex="32pt" style:language-complex="de" style:country-complex="CH" style:font-style-complex="italic"/>
    </style:style>
    <style:style style:name="T2" style:family="text">
      <style:text-properties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family="'Times New Roman'" style:font-family-generic="roman" style:font-pitch="variable" fo:font-size="26pt" fo:language="de" fo:country="CH" fo:font-style="italic" style:font-family-asian="'Times New Roman'" style:font-family-generic-asian="roman" style:font-pitch-asian="variable" style:font-size-asian="26pt" style:language-asian="de" style:country-asian="CH" style:font-style-asian="italic" style:font-family-complex="'Times New Roman'" style:font-family-generic-complex="roman" style:font-pitch-complex="variable" style:font-size-complex="26pt" style:language-complex="de" style:country-complex="CH" style:font-style-complex="italic"/>
    </style:style>
    <style:style style:name="T4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family="'Times New Roman'" style:font-family-generic="roman" style:font-pitch="variable" fo:font-size="20pt" fo:language="de" fo:country="CH" fo:font-style="italic" style:font-family-asian="'Times New Roman'" style:font-family-generic-asian="roman" style:font-pitch-asian="variable" style:font-size-asian="20pt" style:language-asian="de" style:country-asian="CH" style:font-style-asian="italic" style:font-family-complex="'Times New Roman'" style:font-family-generic-complex="roman" style:font-pitch-complex="variable" style:font-size-complex="20pt" style:language-complex="de" style:country-complex="CH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tangle 6" draw:style-name="gr1" draw:text-style-name="P2" draw:layer="layout" svg:width="5.6cm" svg:height="2.822cm" svg:x="10cm" svg:y="4.778cm">
          <text:list text:style-name="L1">
            <text:list-header>
              <text:p text:style-name="P1"><text:span text:style-name="T1">G(s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3.6cm" svg:y1="6.2cm" svg:x2="15.6cm" svg:y2="6.2cm">
          <text:p/>
        </draw:line>
        <draw:frame draw:style-name="gr3" draw:text-style-name="P5" draw:layer="layout" svg:width="2.136cm" svg:height="1.505cm" svg:x="24.064cm" svg:y="5.4cm">
          <draw:text-box>
            <text:p text:style-name="P4"><text:span text:style-name="T2">u(t)</text:span></text:p>
          </draw:text-box>
        </draw:frame>
        <draw:line draw:style-name="gr2" draw:text-style-name="P3" draw:layer="layout" svg:x1="10cm" svg:y1="6.2cm" svg:x2="2cm" svg:y2="6.2cm">
          <text:p/>
        </draw:line>
        <draw:frame draw:style-name="gr3" draw:text-style-name="P5" draw:layer="layout" svg:width="2.073cm" svg:height="1.505cm" svg:x="0cm" svg:y="5.401cm">
          <draw:text-box>
            <text:p text:style-name="P4"><text:span text:style-name="T2">y(t)</text:span></text:p>
          </draw:text-box>
        </draw:frame>
        <draw:g>
          <draw:custom-shape draw:name="Rectangle 6" draw:style-name="gr4" draw:text-style-name="P7" draw:layer="layout" svg:width="6.2cm" svg:height="1.48cm" svg:x="2cm" svg:y="9.967cm">
            <text:list text:style-name="L1">
              <text:list-header>
                <text:p text:style-name="P6"><text:span text:style-name="T3">Mic/Amp/ADC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3" draw:layer="layout" svg:x1="4.8cm" svg:y1="6.2cm" svg:x2="4.8cm" svg:y2="9.967cm">
            <text:p/>
          </draw:line>
          <draw:line draw:style-name="gr5" draw:text-style-name="P3" draw:layer="layout" svg:x1="4.8cm" svg:y1="11.447cm" svg:x2="4.8cm" svg:y2="13.6cm">
            <text:p/>
          </draw:line>
          <draw:custom-shape draw:name="Rectangle 6" draw:style-name="gr6" draw:text-style-name="P7" draw:layer="layout" svg:width="6.2cm" svg:height="1.48cm" svg:x="2cm" svg:y="9.967cm">
            <text:list text:style-name="L1">
              <text:list-header>
                <text:p text:style-name="P6"><text:span text:style-name="T3">Mic/Amp/ADC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3" draw:layer="layout" svg:x1="4.8cm" svg:y1="6.2cm" svg:x2="4.8cm" svg:y2="9.967cm">
            <text:p/>
          </draw:line>
          <draw:line draw:style-name="gr5" draw:text-style-name="P3" draw:layer="layout" svg:x1="4.8cm" svg:y1="11.447cm" svg:x2="4.8cm" svg:y2="13.6cm">
            <text:p/>
          </draw:line>
        </draw:g>
        <draw:g>
          <draw:custom-shape draw:name="Rectangle 6" draw:style-name="gr7" draw:text-style-name="P7" draw:layer="layout" svg:width="6.2cm" svg:height="1.48cm" svg:x="16cm" svg:y="9.967cm">
            <text:list text:style-name="L1">
              <text:list-header>
                <text:p text:style-name="P6"><text:span text:style-name="T3">Mic/Amp/AD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8.8cm" svg:y1="6.2cm" svg:x2="18.8cm" svg:y2="9.967cm">
            <text:p/>
          </draw:line>
          <draw:line draw:style-name="gr5" draw:text-style-name="P3" draw:layer="layout" svg:x1="18.8cm" svg:y1="11.447cm" svg:x2="18.8cm" svg:y2="13.6cm">
            <text:p/>
          </draw:line>
          <draw:custom-shape draw:name="Rectangle 6" draw:style-name="gr8" draw:text-style-name="P7" draw:layer="layout" svg:width="6.2cm" svg:height="1.48cm" svg:x="16cm" svg:y="9.967cm">
            <text:list text:style-name="L1">
              <text:list-header>
                <text:p text:style-name="P6"><text:span text:style-name="T3">Mic/Amp/AD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8.8cm" svg:y1="6.2cm" svg:x2="18.8cm" svg:y2="9.967cm">
            <text:p/>
          </draw:line>
          <draw:line draw:style-name="gr5" draw:text-style-name="P3" draw:layer="layout" svg:x1="18.8cm" svg:y1="11.447cm" svg:x2="18.8cm" svg:y2="13.6cm">
            <text:p/>
          </draw:line>
        </draw:g>
        <draw:line draw:style-name="gr2" draw:text-style-name="P3" draw:layer="layout" svg:x1="23.8cm" svg:y1="8.8cm" svg:x2="18.8cm" svg:y2="8.8cm">
          <text:p/>
        </draw:line>
        <draw:frame draw:style-name="gr3" draw:text-style-name="P5" draw:layer="layout" svg:width="2.073cm" svg:height="1.505cm" svg:x="23.864cm" svg:y="8cm">
          <draw:text-box>
            <text:p text:style-name="P4"><text:span text:style-name="T2">e(t)</text:span></text:p>
          </draw:text-box>
        </draw:frame>
        <draw:line draw:style-name="gr2" draw:text-style-name="P3" draw:layer="layout" svg:x1="9.8cm" svg:y1="8.801cm" svg:x2="4.8cm" svg:y2="8.801cm">
          <text:p/>
        </draw:line>
        <draw:frame draw:style-name="gr3" draw:text-style-name="P5" draw:layer="layout" svg:width="2.073cm" svg:height="1.505cm" svg:x="9.864cm" svg:y="8.001cm">
          <draw:text-box>
            <text:p text:style-name="P4"><text:span text:style-name="T2">e(t)</text:span></text:p>
          </draw:text-box>
        </draw:frame>
        <draw:frame draw:style-name="gr3" draw:text-style-name="P5" draw:layer="layout" svg:width="2.894cm" svg:height="1.505cm" svg:x="18.064cm" svg:y="13.4cm">
          <draw:text-box>
            <text:p text:style-name="P4"><text:span text:style-name="T2">u <text:s/>(k)</text:span></text:p>
          </draw:text-box>
        </draw:frame>
        <draw:frame draw:style-name="gr3" draw:text-style-name="P5" draw:layer="layout" svg:width="2.547cm" svg:height="1.505cm" svg:x="4cm" svg:y="13.4cm">
          <draw:text-box>
            <text:p text:style-name="P4"><text:span text:style-name="T2">y (k)</text:span></text:p>
          </draw:text-box>
        </draw:frame>
        <draw:frame draw:style-name="gr3" draw:text-style-name="P9" draw:layer="layout" svg:width="1.014cm" svg:height="1.047cm" svg:x="4.4cm" svg:y="14.153cm">
          <draw:text-box>
            <text:p text:style-name="P8"><text:span text:style-name="T4">m</text:span></text:p>
          </draw:text-box>
        </draw:frame>
        <draw:frame draw:style-name="gr3" draw:text-style-name="P9" draw:layer="layout" svg:width="1.014cm" svg:height="1.047cm" svg:x="18.6cm" svg:y="14cm">
          <draw:text-box>
            <text:p text:style-name="P8"><text:span text:style-name="T4">m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name="Rectangle 6" draw:style-name="gr10" draw:text-style-name="P2" draw:layer="layout" svg:width="5.6cm" svg:height="2.822cm" svg:x="8.4cm" svg:y="4.778cm">
          <text:list text:style-name="L1">
            <text:list-header>
              <text:p text:style-name="P1"><text:span text:style-name="T1">G(s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5.8cm" svg:y1="6.2cm" svg:x2="20.4cm" svg:y2="6.2cm">
          <text:p/>
        </draw:line>
        <draw:frame draw:style-name="gr3" draw:text-style-name="P5" draw:layer="layout" svg:width="2.136cm" svg:height="1.505cm" svg:x="26cm" svg:y="5.4cm">
          <draw:text-box>
            <text:p text:style-name="P4"><text:span text:style-name="T2">u(t)</text:span></text:p>
          </draw:text-box>
        </draw:frame>
        <draw:line draw:style-name="gr2" draw:text-style-name="P3" draw:layer="layout" svg:x1="8.4cm" svg:y1="6.2cm" svg:x2="2cm" svg:y2="6.2cm">
          <text:p/>
        </draw:line>
        <draw:frame draw:style-name="gr3" draw:text-style-name="P5" draw:layer="layout" svg:width="2.073cm" svg:height="1.505cm" svg:x="0cm" svg:y="5.401cm">
          <draw:text-box>
            <text:p text:style-name="P4"><text:span text:style-name="T2">y(t)</text:span></text:p>
          </draw:text-box>
        </draw:frame>
        <draw:g>
          <draw:custom-shape draw:name="Rectangle 6" draw:style-name="gr11" draw:text-style-name="P7" draw:layer="layout" svg:width="6.2cm" svg:height="1.52cm" svg:x="2cm" svg:y="10.069cm">
            <text:list text:style-name="L1">
              <text:list-header>
                <text:p text:style-name="P6"><text:span text:style-name="T3">Mic/Amp/AD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4.8cm" svg:y1="6.2cm" svg:x2="4.8cm" svg:y2="10.069cm">
            <text:p/>
          </draw:line>
          <draw:line draw:style-name="gr5" draw:text-style-name="P3" draw:layer="layout" svg:x1="4.8cm" svg:y1="11.589cm" svg:x2="4.8cm" svg:y2="13.8cm">
            <text:p/>
          </draw:line>
          <draw:custom-shape draw:name="Rectangle 6" draw:style-name="gr12" draw:text-style-name="P7" draw:layer="layout" svg:width="6.2cm" svg:height="1.52cm" svg:x="2cm" svg:y="10.069cm">
            <text:list text:style-name="L1">
              <text:list-header>
                <text:p text:style-name="P6"><text:span text:style-name="T3">Mic/Amp/AD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4.8cm" svg:y1="6.2cm" svg:x2="4.8cm" svg:y2="10.069cm">
            <text:p/>
          </draw:line>
          <draw:line draw:style-name="gr5" draw:text-style-name="P3" draw:layer="layout" svg:x1="4.8cm" svg:y1="11.589cm" svg:x2="4.8cm" svg:y2="13.8cm">
            <text:p/>
          </draw:line>
        </draw:g>
        <draw:g>
          <draw:custom-shape draw:name="Rectangle 6" draw:style-name="gr13" draw:text-style-name="P7" draw:layer="layout" svg:width="6.2cm" svg:height="1.52cm" svg:x="18.663cm" svg:y="10.06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21.463cm" svg:y1="6.2cm" svg:x2="21.463cm" svg:y2="10.069cm">
            <text:p/>
          </draw:line>
          <draw:line draw:style-name="gr5" draw:text-style-name="P3" draw:layer="layout" svg:x1="21.463cm" svg:y1="11.589cm" svg:x2="21.463cm" svg:y2="13.8cm">
            <text:p/>
          </draw:line>
          <draw:custom-shape draw:name="Rectangle 6" draw:style-name="gr14" draw:text-style-name="P7" draw:layer="layout" svg:width="6.2cm" svg:height="1.52cm" svg:x="18.663cm" svg:y="10.069cm">
            <text:list text:style-name="L1">
              <text:list-header>
                <text:p text:style-name="P6"><text:span text:style-name="T3">AD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21.463cm" svg:y1="6.2cm" svg:x2="21.463cm" svg:y2="10.069cm">
            <text:p/>
          </draw:line>
          <draw:line draw:style-name="gr5" draw:text-style-name="P3" draw:layer="layout" svg:x1="21.463cm" svg:y1="11.589cm" svg:x2="21.463cm" svg:y2="13.8cm">
            <text:p/>
          </draw:line>
        </draw:g>
        <draw:line draw:style-name="gr2" draw:text-style-name="P3" draw:layer="layout" svg:x1="26.463cm" svg:y1="9.094cm" svg:x2="21.463cm" svg:y2="9.094cm">
          <text:p/>
        </draw:line>
        <draw:frame draw:style-name="gr3" draw:text-style-name="P5" draw:layer="layout" svg:width="2.073cm" svg:height="1.505cm" svg:x="26.527cm" svg:y="8.294cm">
          <draw:text-box>
            <text:p text:style-name="P4"><text:span text:style-name="T2">e(t)</text:span></text:p>
          </draw:text-box>
        </draw:frame>
        <draw:line draw:style-name="gr2" draw:text-style-name="P3" draw:layer="layout" svg:x1="9.8cm" svg:y1="9.095cm" svg:x2="4.8cm" svg:y2="9.095cm">
          <text:p/>
        </draw:line>
        <draw:frame draw:style-name="gr3" draw:text-style-name="P5" draw:layer="layout" svg:width="2.073cm" svg:height="1.505cm" svg:x="9.864cm" svg:y="8.295cm">
          <draw:text-box>
            <text:p text:style-name="P4"><text:span text:style-name="T2">e(t)</text:span></text:p>
          </draw:text-box>
        </draw:frame>
        <draw:frame draw:style-name="gr3" draw:text-style-name="P5" draw:layer="layout" svg:width="2.894cm" svg:height="1.505cm" svg:x="20.727cm" svg:y="13.6cm">
          <draw:text-box>
            <text:p text:style-name="P4"><text:span text:style-name="T2">u <text:s/>(k)</text:span></text:p>
          </draw:text-box>
        </draw:frame>
        <draw:frame draw:style-name="gr3" draw:text-style-name="P5" draw:layer="layout" svg:width="2.547cm" svg:height="1.505cm" svg:x="4cm" svg:y="13.6cm">
          <draw:text-box>
            <text:p text:style-name="P4"><text:span text:style-name="T2">y (k)</text:span></text:p>
          </draw:text-box>
        </draw:frame>
        <draw:frame draw:style-name="gr3" draw:text-style-name="P9" draw:layer="layout" svg:width="1.014cm" svg:height="1.047cm" svg:x="4.4cm" svg:y="14.353cm">
          <draw:text-box>
            <text:p text:style-name="P8"><text:span text:style-name="T4">m</text:span></text:p>
          </draw:text-box>
        </draw:frame>
        <draw:frame draw:style-name="gr3" draw:text-style-name="P9" draw:layer="layout" svg:width="1.014cm" svg:height="1.047cm" svg:x="21.386cm" svg:y="14.058cm">
          <draw:text-box>
            <text:p text:style-name="P8"><text:span text:style-name="T4">m</text:span></text:p>
          </draw:text-box>
        </draw:frame>
        <draw:custom-shape draw:name="Rectangle 6" draw:style-name="gr15" draw:text-style-name="P11" draw:layer="layout" svg:width="4cm" svg:height="1.8cm" svg:x="16.4cm" svg:y="5.4cm">
          <text:list text:style-name="L1">
            <text:list-item>
              <text:p text:style-name="P10"><text:span text:style-name="T5">Headphon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6.4cm" svg:y1="6.2cm" svg:x2="14cm" svg:y2="6.2cm">
          <text:p/>
        </draw:lin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el Heusser</meta:initial-creator>
    <meta:creation-date>2014-03-18T16:16:11.76</meta:creation-date>
    <meta:editing-duration>PT19M9S</meta:editing-duration>
    <meta:editing-cycles>5</meta:editing-cycles>
    <dc:date>2014-03-18T16:35:21.01</dc:date>
    <dc:creator>Michel Heusser</dc:creator>
    <meta:generator>OpenOffice/4.0.1$Win32 OpenOffice.org_project/401m5$Build-9714</meta:generator>
    <meta:document-statistic meta:object-count="81"/>
  </office:meta>
</office:document-meta>
</file>